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284a" officeooo:paragraph-rsid="0015284a"/>
    </style:style>
    <style:style style:name="P2" style:family="paragraph" style:parent-style-name="Standard">
      <style:text-properties fo:language="en" fo:country="US" fo:font-style="italic" officeooo:rsid="0015284a" officeooo:paragraph-rsid="0015284a" style:font-style-asian="italic" style:font-style-complex="italic"/>
    </style:style>
    <style:style style:name="P3" style:family="paragraph" style:parent-style-name="Text_20_body">
      <style:text-properties fo:language="en" fo:country="US" fo:font-style="normal" officeooo:rsid="00286857" officeooo:paragraph-rsid="00286857" style:font-style-asian="normal" style:font-style-complex="normal"/>
    </style:style>
    <style:style style:name="P4" style:family="paragraph" style:parent-style-name="Text_20_body" style:list-style-name="L1">
      <style:text-properties fo:language="en" fo:country="US" officeooo:paragraph-rsid="00186699"/>
    </style:style>
    <style:style style:name="P5" style:family="paragraph" style:parent-style-name="Text_20_body" style:list-style-name="L1">
      <style:text-properties fo:language="en" fo:country="US" officeooo:rsid="00169f51" officeooo:paragraph-rsid="0017c7bf"/>
    </style:style>
    <style:style style:name="P6" style:family="paragraph" style:parent-style-name="Text_20_body" style:list-style-name="L1">
      <style:text-properties fo:language="en" fo:country="US" officeooo:rsid="0024fc4b" officeooo:paragraph-rsid="0024fc4b"/>
    </style:style>
    <style:style style:name="P7" style:family="paragraph" style:parent-style-name="Text_20_body" style:list-style-name="L2">
      <style:text-properties fo:language="en" fo:country="US" fo:font-style="italic" officeooo:rsid="0023ccbc" officeooo:paragraph-rsid="0023ccbc" style:font-style-asian="italic" style:font-style-complex="italic"/>
    </style:style>
    <style:style style:name="P8" style:family="paragraph" style:parent-style-name="Text_20_body" style:list-style-name="L2">
      <style:text-properties fo:language="en" fo:country="US" fo:font-style="normal" officeooo:rsid="00286857" officeooo:paragraph-rsid="00286857" style:font-style-asian="normal" style:font-style-complex="normal"/>
    </style:style>
    <style:style style:name="P9" style:family="paragraph" style:parent-style-name="Text_20_body" style:list-style-name="L2">
      <style:text-properties fo:language="en" fo:country="US" fo:font-style="normal" officeooo:rsid="002caa1f" officeooo:paragraph-rsid="002caa1f" style:font-style-asian="normal" style:font-style-complex="normal"/>
    </style:style>
    <style:style style:name="P10" style:family="paragraph" style:parent-style-name="Text_20_body" style:list-style-name="L3">
      <style:text-properties fo:language="en" fo:country="US" officeooo:rsid="001947b5" officeooo:paragraph-rsid="001947b5"/>
    </style:style>
    <style:style style:name="P11" style:family="paragraph" style:parent-style-name="Text_20_body" style:list-style-name="L3">
      <style:text-properties fo:language="en" fo:country="US" officeooo:rsid="001d3bf7" officeooo:paragraph-rsid="001d3bf7"/>
    </style:style>
    <style:style style:name="P12" style:family="paragraph" style:parent-style-name="Text_20_body" style:list-style-name="L2">
      <style:text-properties officeooo:rsid="002337cd" officeooo:paragraph-rsid="002337cd"/>
    </style:style>
    <style:style style:name="P13" style:family="paragraph" style:parent-style-name="Text_20_body" style:list-style-name="L2">
      <style:text-properties fo:font-style="italic" officeooo:rsid="002767ef" officeooo:paragraph-rsid="002767ef" style:font-style-asian="italic" style:font-style-complex="italic"/>
    </style:style>
    <style:style style:name="P14" style:family="paragraph" style:parent-style-name="Text_20_body" style:list-style-name="L2">
      <style:text-properties fo:font-style="italic" officeooo:rsid="00286857" officeooo:paragraph-rsid="00286857" style:font-style-asian="italic" style:font-style-complex="italic"/>
    </style:style>
    <style:style style:name="P15" style:family="paragraph" style:parent-style-name="Text_20_body" style:list-style-name="L2">
      <style:text-properties fo:font-style="italic" officeooo:rsid="0029b3cc" officeooo:paragraph-rsid="0029b3cc" style:font-style-asian="italic" style:font-style-complex="italic"/>
    </style:style>
    <style:style style:name="P16" style:family="paragraph" style:parent-style-name="Text_20_body" style:list-style-name="L2">
      <style:text-properties fo:font-style="italic" officeooo:rsid="002aee59" officeooo:paragraph-rsid="002caa1f" style:font-style-asian="italic" style:font-style-complex="italic"/>
    </style:style>
    <style:style style:name="P17" style:family="paragraph" style:parent-style-name="Text_20_body" style:list-style-name="L2">
      <style:text-properties fo:font-style="italic" officeooo:rsid="002caa1f" officeooo:paragraph-rsid="002caa1f" style:font-style-asian="italic" style:font-style-complex="italic"/>
    </style:style>
    <style:style style:name="P18" style:family="paragraph" style:parent-style-name="Heading_20_1">
      <style:text-properties fo:language="en" fo:country="US"/>
    </style:style>
    <style:style style:name="T1" style:family="text">
      <style:text-properties officeooo:rsid="0015484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2caa1f" style:font-style-asian="normal" style:font-style-complex="normal"/>
    </style:style>
    <style:style style:name="T7" style:family="text">
      <style:text-properties fo:language="en" fo:country="US" fo:font-style="normal" officeooo:rsid="0033532f" style:font-style-asian="normal" style:font-style-complex="normal"/>
    </style:style>
    <style:style style:name="T8" style:family="text">
      <style:text-properties fo:language="en" fo:country="US" officeooo:rsid="00340e08"/>
    </style:style>
    <style:style style:name="T9" style:family="text">
      <style:text-properties fo:language="en" fo:country="US" officeooo:rsid="00355f99"/>
    </style:style>
    <style:style style:name="T10" style:family="text">
      <style:text-properties officeooo:rsid="00164271"/>
    </style:style>
    <style:style style:name="T11" style:family="text">
      <style:text-properties officeooo:rsid="0017c7bf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64271" style:font-style-asian="italic" style:font-weight-asian="bold" style:font-style-complex="italic" style:font-weight-complex="bold"/>
    </style:style>
    <style:style style:name="T14" style:family="text">
      <style:text-properties officeooo:rsid="001e9ddd"/>
    </style:style>
    <style:style style:name="T15" style:family="text">
      <style:text-properties officeooo:rsid="002046d8"/>
    </style:style>
    <style:style style:name="T16" style:family="text">
      <style:text-properties officeooo:rsid="00316b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BigMM objectives :</text:h>
      <text:p text:style-name="P2">The motivation for organizing the BigMM conference is the proliferation of multimedia data and ever-growing requests for multimedia applications—including video-on-demand, interactive video systems, surveillance, social media, medicine, and health-care—making multimedia the “biggest big data” and an important source of insights and information.</text:p>
      <text:p text:style-name="P2"/>
      <text:p text:style-name="P2">The success of BigMM 2015 is evidence that multimedia big data is becoming an active and</text:p>
      <text:p text:style-name="P2">inter-disciplinary research field in its own right. One major driving force is the amount of multi-</text:p>
      <text:p text:style-name="P2">media data, which has grown to the extent that the traditional multimedia processing and analysis systems cannot handle the data effectively. As a consequence, several new problems</text:p>
      <text:p text:style-name="P2">were presented in BigMM 2015 papers, including multimedia big data harvesting, analysis,</text:p>
      <text:p text:style-name="P2">and retrieval; rare actions/event detection in surveillance big data; cloud-based image enhancements; and mobile crowd sensing. Some novel methods and techniques were also proposed to address the multimedia big data challenges, such as semi-supervised multi-modal</text:p>
      <text:p text:style-name="P2">clustering, temporal multiple correspondence analysis, cascaded filtering retrieval, and geometric consistent tree partitioning MinHash (the min-wise independent permutations locality sensitive hashing scheme).</text:p>
      <text:p text:style-name="P1"/>
      <text:h text:style-name="P18" text:outline-level="1">R<text:span text:style-name="T1">é</text:span>f Big <text:span text:style-name="T1">data</text:span> and learning</text:h>
      <text:list xml:id="list5813736507803804539" text:style-name="L1">
        <text:list-item>
          <text:p text:style-name="P4"><text:span text:style-name="T13">Arnaldo2015 </text:span><text:span text:style-name="T10">: Bring Your Own Learner: {A} Cloud-Based, Data-Parallel Commons for Machine Learning</text:span></text:p>
        </text:list-item>
        <text:list-item>
          <text:p text:style-name="P5"><text:span text:style-name="T12">Guzek2015 </text:span>: <text:span text:style-name="T11">A Survey of Evolutionary Computation for Resource Management of Processing in Cloud Computing [Review Article]</text:span></text:p>
        </text:list-item>
        <text:list-item>
          <text:p text:style-name="P6"><text:span text:style-name="T12">Jiang2015</text:span> : Categorizing Big Video Data on the Web: Challenges and Opportunities</text:p>
          <text:list>
            <text:list-item>
              <text:p text:style-name="P6">CNN are used both for feature extraction, and classification (in place of SVM).</text:p>
            </text:list-item>
          </text:list>
        </text:list-item>
      </text:list>
      <text:list xml:id="list4183652435817881052" text:style-name="L2">
        <text:list-item>
          <text:p text:style-name="P12"><text:span text:style-name="T4">Wu2015</text:span><text:span text:style-name="T2"> : Multimedia Analysis with Deep Learning</text:span></text:p>
          <text:list>
            <text:list-item>
              <text:p text:style-name="P12"><text:span text:style-name="T8">é</text:span><text:span text:style-name="T2">tat de l’art partiel sur l’utilisation du deep learning (y compris CNN) dans tous les processus du traitement multimedia : classification, </text:span><text:span text:style-name="T9">segmentation</text:span><text:span text:style-name="T2">, retrieval, …</text:span></text:p>
            </text:list-item>
            <text:list-item>
              <text:p text:style-name="P7">a preliminary survey of the deep learning <text:s/>methods in multimedia analysis has been done in detail.</text:p>
            </text:list-item>
          </text:list>
        </text:list-item>
        <text:list-item>
          <text:p text:style-name="P13"><text:span text:style-name="T3">Kumar2015 :</text:span><text:span text:style-name="T2"> </text:span><text:span text:style-name="T5">High Performance Object Detection on Big Video Data Using GPUs</text:span></text:p>
        </text:list-item>
        <text:list-item>
          <text:p text:style-name="P14"><text:span text:style-name="T3">Sainath2015</text:span><text:span text:style-name="T5"> : Deep Convolutional Neural Networks for Large-scale Speech Tasks </text:span></text:p>
          <text:list>
            <text:list-item>
              <text:p text:style-name="P8">Use of CNN for large scale speech analysis</text:p>
            </text:list-item>
          </text:list>
        </text:list-item>
        <text:list-item>
          <text:p text:style-name="P15"><text:span text:style-name="T3">Druzhkov2016</text:span><text:span text:style-name="T5"> : A survey of deep learning methods and software tools for image classification and object detection</text:span></text:p>
        </text:list-item>
        <text:list-item>
          <text:p text:style-name="P16"><text:span text:style-name="T3">Jiang2016</text:span><text:span text:style-name="T5"> : </text:span><text:span text:style-name="T6">A Novel GPU-Based Efficient Approach for Convolutional Neural Networks with Small Filters</text:span></text:p>
          <text:list>
            <text:list-item>
              <text:p text:style-name="P9">Bonne définition du CNN </text:p>
            </text:list-item>
            <text:list-item>
              <text:p text:style-name="P17"><text:soft-page-break/><text:span text:style-name="T7">CNN Parallelization</text:span><text:span text:style-name="T5"> </text:span><text:span text:style-name="T7">through GPUs</text:span><text:span text:style-name="T5">.</text:span></text:p>
            </text:list-item>
          </text:list>
        </text:list-item>
      </text:list>
      <text:p text:style-name="P3"/>
      <text:h text:style-name="P18" text:outline-level="1">CNN <text:span text:style-name="T16">for Multimedia</text:span></text:h>
      <text:list xml:id="list2908130248058215649" text:style-name="L3">
        <text:list-item>
          <text:p text:style-name="P10"><text:span text:style-name="T12">Girshick2014 </text:span>: Rich feature hierarchies for accurate object detection and semantic segmentation <text:span text:style-name="T14">&gt; CNN is used for region detection, and feature extraction (the classification uses SVM).</text:span></text:p>
        </text:list-item>
        <text:list-item>
          <text:p text:style-name="P11"><text:span text:style-name="T12">Tong2015</text:span> : CNN-based shot boundary detection and video annotation <text:span text:style-name="T15">&gt; CNN are used for video shot boundary detection.<text:tab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DejaVu Sans" style:font-size-complex="12pt" style:language-complex="ar" style:country-complex="T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ZARKA</meta:initial-creator>
    <meta:creation-date>2016-04-14T10:13:48.167074366</meta:creation-date>
    <dc:date>2016-04-14T12:05:16.530737543</dc:date>
    <dc:creator>Mohamed ZARKA</dc:creator>
    <meta:editing-duration>PT1H41M7S</meta:editing-duration>
    <meta:editing-cycles>27</meta:editing-cycles>
    <meta:generator>LibreOffice/5.2.1.2$Linux_X86_64 LibreOffice_project/20m0$Build-2</meta:generator>
    <meta:document-statistic meta:table-count="0" meta:image-count="0" meta:object-count="0" meta:page-count="2" meta:paragraph-count="26" meta:word-count="414" meta:character-count="2806" meta:non-whitespace-character-count="2432"/>
  </office:meta>
</office:document-meta>
</file>